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4.35cm" fo:min-width="5.1cm"/>
    </style:style>
    <style:style style:name="gr3" style:family="graphic" style:parent-style-name="objectwithoutfill">
      <style:graphic-properties draw:marker-end="Arrow" draw:fill="none" draw:textarea-vertical-align="bottom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3.602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3.956cm"/>
    </style:style>
    <style:style style:name="gr6" style:family="graphic" style:parent-style-name="standard">
      <style:graphic-properties draw:stroke="none" svg:stroke-color="#000000" draw:fill="none" draw:fill-color="#ffffff" fo:min-height="4.25cm"/>
    </style:style>
    <style:style style:name="gr7" style:family="graphic" style:parent-style-name="objectwithoutfill">
      <style:graphic-properties draw:marker-end="Arrow" draw:fill="none" draw:textarea-vertical-align="to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3.7cm" svg:x="7.8cm" svg:y="1.6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4.6cm" svg:x="7.2cm" svg:y="12.4cm">
          <text:p text:style-name="P1">GameState (Server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cm" svg:y1="5.3cm" svg:x2="10cm" svg:y2="12.3cm">
          <text:p text:style-name="P1">Update</text:p>
        </draw:line>
        <draw:custom-shape draw:style-name="gr4" draw:text-style-name="P1" draw:layer="layout" svg:width="5.8cm" svg:height="1.6cm" svg:x="2.9cm" svg:y="6.2cm">
          <text:p text:style-name="P1">Speed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3cm" svg:height="1.6cm" svg:x="2.8cm" svg:y="8cm">
          <text:p text:style-name="P1">Heading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3cm" svg:height="1.6cm" svg:x="2.7cm" svg:y="9.8cm">
          <text:p text:style-name="P1">Shoot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cm" svg:height="3.7cm" svg:x="8.3cm" svg:y="23cm">
          <text:p text:style-name="P1">New Clien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cm" svg:y1="17.1cm" svg:x2="10.4cm" svg:y2="23cm">
          <text:p text:style-name="P1">Downloaded to</text:p>
        </draw:line>
        <draw:frame draw:style-name="gr6" draw:text-style-name="P3" draw:layer="layout" svg:width="6.7cm" svg:height="4.517cm" svg:x="13cm" svg:y="12.4cm">
          <draw:text-box>
            <text:p>Contains;</text:p>
            <text:p>- Map information</text:p>
            <text:p>- Ship position on map</text:p>
            <text:p>- Enemy ship locations</text:p>
          </draw:text-box>
        </draw:frame>
        <draw:line draw:style-name="gr7" draw:text-style-name="P2" draw:layer="layout" svg:x1="7.2cm" svg:y1="14.7cm" svg:x2="1.8cm" svg:y2="13.1cm">
          <text:p text:style-name="P1">On Change</text:p>
        </draw:line>
        <draw:line draw:style-name="gr8" draw:text-style-name="P2" draw:layer="layout" svg:x1="1.8cm" svg:y1="13cm" svg:x2="1.7cm" svg:y2="3.2cm">
          <text:p/>
        </draw:line>
        <draw:line draw:style-name="gr9" draw:text-style-name="P2" draw:layer="layout" svg:x1="1.7cm" svg:y1="3.2cm" svg:x2="7.8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5:44:22.660062201</meta:creation-date>
    <dc:date>2019-02-22T15:52:57.004154503</dc:date>
    <meta:editing-duration>PT8M35S</meta:editing-duration>
    <meta:editing-cycles>1</meta:editing-cycles>
    <meta:document-statistic meta:object-count="12"/>
    <meta:generator>LibreOffice/6.1.5.2$Linux_X86_64 LibreOffice_project/10$Build-2</meta:generator>
  </office:meta>
</office:document-meta>
</file>